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107d7" officeooo:paragraph-rsid="002107d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2523c" officeooo:paragraph-rsid="002252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523c" officeooo:paragraph-rsid="0022523c" style:font-weight-asian="bold" style:font-weight-complex="bold"/>
    </style:style>
    <style:style style:name="T1" style:family="text">
      <style:text-properties officeooo:rsid="0022523c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Descriptions: Corresponding to User Stories # <text:span text:style-name="T1">5</text:span></text:p>
      <text:p text:style-name="P2">Organization of Roles &amp; Users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0:06:08.052834765</meta:creation-date>
    <meta:generator>LibreOffice/5.1.6.2$Linux_X86_64 LibreOffice_project/10m0$Build-2</meta:generator>
    <dc:date>2018-02-23T00:13:44.849663452</dc:date>
    <meta:editing-duration>PT7M37S</meta:editing-duration>
    <meta:editing-cycles>2</meta:editing-cycles>
    <meta:document-statistic meta:table-count="0" meta:image-count="0" meta:object-count="0" meta:page-count="1" meta:paragraph-count="2" meta:word-count="14" meta:character-count="85" meta:non-whitespace-character-count="73"/>
  </office:meta>
</office:document-meta>
</file>